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pt" svg:height="257.5pt" svg:x="421.6pt" svg:y="8.28pt">
            <draw:object draw:notify-on-update-of-ranges="Sheet1.A1:Sheet1.A1 Sheet1.A2:Sheet1.A4 Sheet1.B1:Sheet1.B1 Sheet1.B2:Sheet1.B4 Sheet1.D2:Sheet1.D4 Sheet1.D2:Sheet1.D4 Sheet1.C1:Sheet1.C1 Sheet1.C2:Sheet1.C4 Sheet1.E2:Sheet1.E4 Sheet1.E2:Sheet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E4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Std Dev</text:p>
          </table:table-cell>
        </table:table-row>
        <table:table-row table:style-name="ro1">
          <table:table-cell office:value-type="string" calcext:value-type="string">
            <text:p>Amplitude-X</text:p>
          </table:table-cell>
          <table:table-cell office:value-type="float" office:value="0.0396309801269893" calcext:value-type="float">
            <text:p>0.039630980126989</text:p>
          </table:table-cell>
          <table:table-cell office:value-type="float" office:value="0.10839798462202" calcext:value-type="float">
            <text:p>0.10839798462202</text:p>
          </table:table-cell>
          <table:table-cell office:value-type="float" office:value="0.114699226835618" calcext:value-type="float">
            <text:p>0.114699226835618</text:p>
          </table:table-cell>
          <table:table-cell office:value-type="float" office:value="0.214105902777778" calcext:value-type="float">
            <text:p>0.214105902777778</text:p>
          </table:table-cell>
        </table:table-row>
        <table:table-row table:style-name="ro1">
          <table:table-cell office:value-type="string" calcext:value-type="string">
            <text:p>Amplitude-Y</text:p>
          </table:table-cell>
          <table:table-cell office:value-type="float" office:value="0.0215706809785012" calcext:value-type="float">
            <text:p>0.021570680978501</text:p>
          </table:table-cell>
          <table:table-cell office:value-type="float" office:value="0.390081358971803" calcext:value-type="float">
            <text:p>0.390081358971803</text:p>
          </table:table-cell>
          <table:table-cell office:value-type="float" office:value="0.0482831300758944" calcext:value-type="float">
            <text:p>0.048283130075894</text:p>
          </table:table-cell>
          <table:table-cell office:value-type="float" office:value="0.266189236111111" calcext:value-type="float">
            <text:p>0.266189236111111</text:p>
          </table:table-cell>
        </table:table-row>
        <table:table-row table:style-name="ro1">
          <table:table-cell office:value-type="string" calcext:value-type="string">
            <text:p>Amplitude-Z</text:p>
          </table:table-cell>
          <table:table-cell office:value-type="float" office:value="0.0545292895512238" calcext:value-type="float">
            <text:p>0.054529289551224</text:p>
          </table:table-cell>
          <table:table-cell office:value-type="float" office:value="0.386484742245719" calcext:value-type="float">
            <text:p>0.386484742245719</text:p>
          </table:table-cell>
          <table:table-cell office:value-type="float" office:value="0.168269727659088" calcext:value-type="float">
            <text:p>0.168269727659088</text:p>
          </table:table-cell>
          <table:table-cell office:value-type="float" office:value="0.753211805555556" calcext:value-type="float">
            <text:p>0.753211805555556</text:p>
          </table:table-cell>
        </table:table-row>
        <table:table-row table:style-name="ro1">
          <table:table-cell office:value-type="string" calcext:value-type="string">
            <text:p>Mean-Z</text:p>
          </table:table-cell>
          <table:table-cell office:value-type="float" office:value="-0.00559150214610367" calcext:value-type="float">
            <text:p>-0.005591502146104</text:p>
          </table:table-cell>
          <table:table-cell office:value-type="float" office:value="0.368478113234281" calcext:value-type="float">
            <text:p>0.368478113234281</text:p>
          </table:table-cell>
          <table:table-cell office:value-type="float" office:value="0.0815719471408403" calcext:value-type="float">
            <text:p>0.08157194714084</text:p>
          </table:table-cell>
          <table:table-cell office:value-type="float" office:value="0.74609623336208" calcext:value-type="float">
            <text:p>0.74609623336208</text:p>
          </table:table-cell>
        </table:table-row>
        <table:table-row table:style-name="ro1">
          <table:table-cell office:value-type="string" calcext:value-type="string">
            <text:p>Max-Z</text:p>
          </table:table-cell>
          <table:table-cell office:value-type="float" office:value="0.132287124253429" calcext:value-type="float">
            <text:p>0.132287124253429</text:p>
          </table:table-cell>
          <table:table-cell office:value-type="float" office:value="0.448490117835631" calcext:value-type="float">
            <text:p>0.448490117835631</text:p>
          </table:table-cell>
          <table:table-cell office:value-type="float" office:value="0.320637805170189" calcext:value-type="float">
            <text:p>0.320637805170189</text:p>
          </table:table-cell>
          <table:table-cell office:value-type="float" office:value="0.852365451388889" calcext:value-type="float">
            <text:p>0.852365451388889</text:p>
          </table:table-cell>
        </table:table-row>
        <table:table-row table:style-name="ro1">
          <table:table-cell office:value-type="string" calcext:value-type="string">
            <text:p>Min-Z</text:p>
          </table:table-cell>
          <table:table-cell office:value-type="float" office:value="-0.08324753778189" calcext:value-type="float">
            <text:p>-0.08324753778189</text:p>
          </table:table-cell>
          <table:table-cell office:value-type="float" office:value="0.4542706783528" calcext:value-type="float">
            <text:p>0.4542706783528</text:p>
          </table:table-cell>
          <table:table-cell office:value-type="float" office:value="0.23439492193009" calcext:value-type="float">
            <text:p>0.23439492193009</text:p>
          </table:table-cell>
          <table:table-cell office:value-type="float" office:value="0.662478298611111" calcext:value-type="float">
            <text:p>0.662478298611111</text:p>
          </table:table-cell>
        </table:table-row>
        <table:table-row table:style-name="ro1">
          <table:table-cell office:value-type="string" calcext:value-type="string">
            <text:p>Median-Z</text:p>
          </table:table-cell>
          <table:table-cell office:value-type="float" office:value="-0.0116530618623012" calcext:value-type="float">
            <text:p>-0.011653061862301</text:p>
          </table:table-cell>
          <table:table-cell office:value-type="float" office:value="0.37109421322532" calcext:value-type="float">
            <text:p>0.37109421322532</text:p>
          </table:table-cell>
          <table:table-cell office:value-type="float" office:value="0.0975066707226788" calcext:value-type="float">
            <text:p>0.097506670722679</text:p>
          </table:table-cell>
          <table:table-cell office:value-type="float" office:value="0.737109375" calcext:value-type="float">
            <text:p>0.737109375</text:p>
          </table:table-cell>
        </table:table-row>
        <table:table-row table:style-name="ro1">
          <table:table-cell office:value-type="string" calcext:value-type="string">
            <text:p>Peak-to-Peak-Z</text:p>
          </table:table-cell>
          <table:table-cell office:value-type="float" office:value="0.215534662035319" calcext:value-type="float">
            <text:p>0.215534662035319</text:p>
          </table:table-cell>
          <table:table-cell office:value-type="float" office:value="0.503896902623395" calcext:value-type="float">
            <text:p>0.503896902623395</text:p>
          </table:table-cell>
          <table:table-cell office:value-type="float" office:value="0.523990984415644" calcext:value-type="float">
            <text:p>0.523990984415644</text:p>
          </table:table-cell>
          <table:table-cell office:value-type="float" office:value="0.189887152777778" calcext:value-type="float">
            <text:p>0.189887152777778</text:p>
          </table:table-cell>
        </table:table-row>
        <table:table-row table:style-name="ro1">
          <table:table-cell office:value-type="string" calcext:value-type="string">
            <text:p>Variance-Z</text:p>
          </table:table-cell>
          <table:table-cell office:value-type="float" office:value="0.0240264564979972" calcext:value-type="float">
            <text:p>0.024026456497997</text:p>
          </table:table-cell>
          <table:table-cell office:value-type="float" office:value="0.103369724067149" calcext:value-type="float">
            <text:p>0.103369724067149</text:p>
          </table:table-cell>
          <table:table-cell office:value-type="float" office:value="0.0711216615318398" calcext:value-type="float">
            <text:p>0.07112166153184</text:p>
          </table:table-cell>
          <table:table-cell office:value-type="float" office:value="0.0268887300978094" calcext:value-type="float">
            <text:p>0.026888730097809</text:p>
          </table:table-cell>
        </table:table-row>
        <table:table-row table:style-name="ro1">
          <table:table-cell office:value-type="string" calcext:value-type="string">
            <text:p>Std-Dev-Z</text:p>
          </table:table-cell>
          <table:table-cell office:value-type="float" office:value="0.0579546897641477" calcext:value-type="float">
            <text:p>0.057954689764148</text:p>
          </table:table-cell>
          <table:table-cell office:value-type="float" office:value="0.154275083874877" calcext:value-type="float">
            <text:p>0.154275083874877</text:p>
          </table:table-cell>
          <table:table-cell office:value-type="float" office:value="0.143937901478983" calcext:value-type="float">
            <text:p>0.143937901478983</text:p>
          </table:table-cell>
          <table:table-cell office:value-type="float" office:value="0.0558657789882633" calcext:value-type="float">
            <text:p>0.055865778988263</text:p>
          </table:table-cell>
        </table:table-row>
        <table:table-row table:style-name="ro1">
          <table:table-cell office:value-type="string" calcext:value-type="string">
            <text:p>RMS-Z</text:p>
          </table:table-cell>
          <table:table-cell office:value-type="float" office:value="0.0297342222629289" calcext:value-type="float">
            <text:p>0.029734222262929</text:p>
          </table:table-cell>
          <table:table-cell office:value-type="float" office:value="0.398959543440337" calcext:value-type="float">
            <text:p>0.398959543440337</text:p>
          </table:table-cell>
          <table:table-cell office:value-type="float" office:value="0.0857651713251457" calcext:value-type="float">
            <text:p>0.085765171325146</text:p>
          </table:table-cell>
          <table:table-cell office:value-type="float" office:value="0.718060134604757" calcext:value-type="float">
            <text:p>0.718060134604757</text:p>
          </table:table-cell>
        </table:table-row>
        <table:table-row table:style-name="ro1">
          <table:table-cell office:value-type="string" calcext:value-type="string">
            <text:p>Skewness-Z</text:p>
          </table:table-cell>
          <table:table-cell office:value-type="float" office:value="0.155832990071022" calcext:value-type="float">
            <text:p>0.155832990071022</text:p>
          </table:table-cell>
          <table:table-cell office:value-type="float" office:value="1.83690910940398" calcext:value-type="float">
            <text:p>1.83690910940398</text:p>
          </table:table-cell>
          <table:table-cell office:value-type="float" office:value="0.649529945864086" calcext:value-type="float">
            <text:p>0.649529945864086</text:p>
          </table:table-cell>
          <table:table-cell office:value-type="float" office:value="-0.353030675187023" calcext:value-type="float">
            <text:p>-0.353030675187023</text:p>
          </table:table-cell>
        </table:table-row>
        <table:table-row table:style-name="ro1">
          <table:table-cell office:value-type="string" calcext:value-type="string">
            <text:p>Kurtosis-Z</text:p>
          </table:table-cell>
          <table:table-cell office:value-type="float" office:value="0.27160783939918" calcext:value-type="float">
            <text:p>0.27160783939918</text:p>
          </table:table-cell>
          <table:table-cell office:value-type="float" office:value="7.1171358945321" calcext:value-type="float">
            <text:p>7.1171358945321</text:p>
          </table:table-cell>
          <table:table-cell office:value-type="float" office:value="1.98053489123686" calcext:value-type="float">
            <text:p>1.98053489123686</text:p>
          </table:table-cell>
          <table:table-cell office:value-type="float" office:value="2.80212753501136" calcext:value-type="float">
            <text:p>2.80212753501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08:50:36.4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08:22:36.485000000</meta:creation-date>
    <dc:date>2018-07-19T11:14:24.216000000</dc:date>
    <meta:editing-duration>PT10M12S</meta:editing-duration>
    <meta:editing-cycles>3</meta:editing-cycles>
    <meta:generator>LibreOffice/6.0.4.2$Windows_X86_64 LibreOffice_project/9b0d9b32d5dcda91d2f1a96dc04c645c450872bf</meta:generator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4" chart:maximum="1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D2:Sheet1.D4" chart:error-lower-range="Sheet1.D2:Sheet1.D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D2:Sheet1.D4" chart:error-lower-range="Sheet1.D2:Sheet1.D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E2:Sheet1.E4" chart:error-lower-range="Sheet1.E2:Sheet1.E4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2:Sheet1.E4" chart:error-lower-range="Sheet1.E2:Sheet1.E4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85cm" xlink:href=".." xlink:type="simple" chart:class="chart:bar" chart:style-name="ch1">
        <chart:title svg:x="6.654cm" svg:y="0.316cm" chart:style-name="ch2">
          <text:p>Arm Raising</text:p>
        </chart:title>
        <chart:subtitle svg:x="5.066cm" svg:y="1.291cm" chart:style-name="ch3">
          <text:p>Amplitude with E4 closest to hand</text:p>
        </chart:subtitle>
        <chart:legend chart:legend-position="end" svg:x="12.998cm" svg:y="3.994cm" style:legend-expansion="high" chart:style-name="ch4"/>
        <chart:plot-area chart:style-name="ch5" table:cell-range-address="Sheet1.A1:Sheet1.C4" chart:data-source-has-labels="both" svg:x="0.319cm" svg:y="2.127cm" svg:width="12.36cm" svg:height="5.809cm">
          <chartooo:coordinate-region svg:x="1.192cm" svg:y="2.326cm" svg:width="11.487cm" svg:height="5.411cm"/>
          <chart:axis chart:dimension="x" chart:name="primary-x" chart:style-name="ch6" chartooo:axis-type="auto">
            <chartooo:date-scale/>
            <chart:title svg:x="5.549cm" svg:y="8.118cm" chart:style-name="ch7">
              <text:p>Feature-Axis</text:p>
            </chart:title>
            <chart:categories table:cell-range-address="Sheet1.A2:Sheet1.A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2:Sheet1.B4" chart:label-cell-address="Sheet1.B1:Sheet1.B1" chart:class="chart:bar">
            <chart:error-indicator chart:style-name="ch11" chart:dimension="y"/>
            <chart:data-point chart:repeated="3"/>
          </chart:series>
          <chart:series chart:style-name="ch12" chart:values-cell-range-address="Sheet1.C2:Sheet1.C4" chart:label-cell-address="Sheet1.C1:Sheet1.C1" chart:class="chart:bar">
            <chart:error-indicator chart:style-name="ch13" chart:dimension="y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 Average</text:p>
                <draw:g>
                  <svg:desc>Sheet1.B1:Sheet1.B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E4 Average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mplitude-X</text:p>
                <draw:g>
                  <svg:desc>Sheet1.A2:Sheet1.A4</svg:desc>
                </draw:g>
              </table:table-cell>
              <table:table-cell office:value-type="float" office:value="0.0396309801269893">
                <text:p>0.0396309801269893</text:p>
                <draw:g>
                  <svg:desc>Sheet1.B2:Sheet1.B4</svg:desc>
                </draw:g>
              </table:table-cell>
              <table:table-cell office:value-type="float" office:value="0.114699226835618">
                <text:p>0.114699226835618</text:p>
                <draw:g>
                  <svg:desc>Sheet1.D2:Sheet1.D4</svg:desc>
                </draw:g>
              </table:table-cell>
              <table:table-cell office:value-type="float" office:value="0.114699226835618">
                <text:p>0.114699226835618</text:p>
                <draw:g>
                  <svg:desc>Sheet1.D2:Sheet1.D4</svg:desc>
                </draw:g>
              </table:table-cell>
              <table:table-cell office:value-type="float" office:value="0.10839798462202">
                <text:p>0.10839798462202</text:p>
                <draw:g>
                  <svg:desc>Sheet1.C2:Sheet1.C4</svg:desc>
                </draw:g>
              </table:table-cell>
              <table:table-cell office:value-type="float" office:value="0.214105902777778">
                <text:p>0.214105902777778</text:p>
                <draw:g>
                  <svg:desc>Sheet1.E2:Sheet1.E4</svg:desc>
                </draw:g>
              </table:table-cell>
              <table:table-cell office:value-type="float" office:value="0.214105902777778">
                <text:p>0.214105902777778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Amplitude-Y</text:p>
              </table:table-cell>
              <table:table-cell office:value-type="float" office:value="0.0215706809785012">
                <text:p>0.0215706809785012</text:p>
              </table:table-cell>
              <table:table-cell office:value-type="float" office:value="0.0482831300758944">
                <text:p>0.0482831300758944</text:p>
              </table:table-cell>
              <table:table-cell office:value-type="float" office:value="0.0482831300758944">
                <text:p>0.0482831300758944</text:p>
              </table:table-cell>
              <table:table-cell office:value-type="float" office:value="0.390081358971803">
                <text:p>0.390081358971803</text:p>
              </table:table-cell>
              <table:table-cell office:value-type="float" office:value="0.266189236111111">
                <text:p>0.266189236111111</text:p>
              </table:table-cell>
              <table:table-cell office:value-type="float" office:value="0.266189236111111">
                <text:p>0.266189236111111</text:p>
              </table:table-cell>
            </table:table-row>
            <table:table-row>
              <table:table-cell office:value-type="string">
                <text:p>Amplitude-Z</text:p>
              </table:table-cell>
              <table:table-cell office:value-type="float" office:value="0.0545292895512238">
                <text:p>0.0545292895512238</text:p>
              </table:table-cell>
              <table:table-cell office:value-type="float" office:value="0.168269727659088">
                <text:p>0.168269727659088</text:p>
              </table:table-cell>
              <table:table-cell office:value-type="float" office:value="0.168269727659088">
                <text:p>0.168269727659088</text:p>
              </table:table-cell>
              <table:table-cell office:value-type="float" office:value="0.386484742245719">
                <text:p>0.386484742245719</text:p>
              </table:table-cell>
              <table:table-cell office:value-type="float" office:value="0.753211805555556">
                <text:p>0.753211805555556</text:p>
              </table:table-cell>
              <table:table-cell office:value-type="float" office:value="0.753211805555556">
                <text:p>0.75321180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